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db34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 Ростовых продолжается праздник, все веселятся, танцуют, а в это время в другом московском доме — у старого графа Безухова — хозяин при смерти. Начинается интрига вокруг завещания графа: князь <office:annotation office:name="__Annotation__101_547508832"><dc:creator>&lt;анонимный&gt;</dc:creator><dc:date>2017-11-28T16:49:58.275000000</dc:date><text:p text:style-name="P3"><text:span text:style-name="T2">com</text:span></text:p></office:annotation>Василий<office:annotation-end office:name="__Annotation__101_547508832"/> Курагин (петербургский придворный) и три княжны — все они дальние родственники графа и его наследники — пытаются выкрасть портфель с новым завещанием Безухова, по которому его главным наследником становится Пьер; Анна Михайловна Друбецкая — бедная дама из аристокра­ти­ческого старинного рода, самозабвенно <office:annotation office:name="__Annotation__5_361543149"><dc:creator>&lt;анонимный&gt;</dc:creator><dc:date>2017-11-28T16:45:53</dc:date><text:p text:style-name="P2"><text:span text:style-name="T1">Ann 1</text:span></text:p></office:annotation>преданная своему<office:annotation-end office:name="__Annotation__5_361543149"/> сыну Борису и везде ищущая покрови­тельства для него, — мешает выкрасть портфель, и огромное состояние достаётся Пьеру, теперь уже графу Безухову. Пьер становится своим человеком в петербургском свете; князь Курагин старается женить его на своей дочери — красавице Элен — и преуспевает в э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</meta:editing-duration>
    <meta:editing-cycles>7</meta:editing-cycles>
    <meta:generator>LibreOffice/5.1.1.3$Windows_X86_64 LibreOffice_project/89f508ef3ecebd2cfb8e1def0f0ba9a803b88a6d</meta:generator>
    <dc:date>2017-11-28T16:50:02.364000000</dc:date>
    <meta:document-statistic meta:table-count="0" meta:image-count="0" meta:object-count="0" meta:page-count="1" meta:paragraph-count="1" meta:word-count="110" meta:character-count="819" meta:non-whitespace-character-count="702"/>
    <meta:user-defined meta:name="Info 1"/>
    <meta:user-defined meta:name="Info 2"/>
    <meta:user-defined meta:name="Info 3"/>
    <meta:user-defined meta:name="Info 4"/>
  </office:meta>
</office:document-meta>
</file>